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automatic-styles>
    <style:style style:name="P1" style:family="paragraph" style:parent-style-name="Heading_20_1" style:master-page-name="MP0">
      <style:paragraph-properties style:page-number="auto" fo:break-before="page"/>
      <style:text-properties style:font-name="Calibri" fo:font-size="14pt" fo:language="en" fo:country="GB" style:font-size-asian="14pt" style:font-size-complex="14pt"/>
    </style:style>
    <style:style style:name="P2" style:family="paragraph" style:parent-style-name="Text_20_body">
      <style:text-properties style:font-name="Calibri" fo:font-size="14pt" fo:language="en" fo:country="GB" officeooo:paragraph-rsid="00167af7" style:font-size-asian="14pt" style:font-size-complex="14pt"/>
    </style:style>
    <style:style style:name="T1" style:family="text">
      <style:text-properties style:font-name="Calibri" fo:font-size="14pt" fo:language="en" fo:country="GB" style:font-size-asian="14pt" style:font-size-complex="14pt"/>
    </style:style>
    <style:style style:name="T2" style:family="text">
      <style:text-properties style:font-name="Calibri" fo:font-size="14pt" fo:language="en" fo:country="GB" officeooo:rsid="00167af7" style:font-size-asian="14pt" style:font-size-complex="14pt"/>
    </style:style>
    <style:style style:name="T3" style:family="text">
      <style:text-properties officeooo:rsid="00167af7"/>
    </style:style>
    <style:style style:name="T4" style:family="text">
      <style:text-properties fo:font-style="italic" style:font-style-asian="italic" style:font-style-complex="italic"/>
    </style:style>
    <style:style style:name="T5" style:family="text">
      <style:text-properties fo:font-style="italic" officeooo:rsid="00167af7"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text:span text:style-name="T3">yecto de estudio</text:span>: <text:span text:style-name="T3">Estudio</text:span> <text:span text:style-name="T3">de la a</text:span>erodinámica para <text:span text:style-name="T3">m</text:span>ejorar el <text:span text:style-name="T3">r</text:span>endimiento en <text:span text:style-name="T3">los a</text:span>viones Boeing</text:h>
      <text:p text:style-name="Text_20_body"><text:span text:style-name="T1"/></text:p>
      <text:p text:style-name="Text_20_body"><text:span text:style-name="T1">Boeing es la empresa aeroespacial más grande del mundo y fabricante de aviones comerciales y sistemas de defensa, espacio y seguridad. La aerodinámica es un factor crítico que influye en el rendimiento y la eficiencia general de las aeronaves. Esta propuesta de investigación busca explorar las complejidades de la aerodinámica, centrándose específicamente en los aviones </text:span><text:span text:style-name="T2">de esta empresa</text:span><text:span text:style-name="T1">, con el objetivo de mejorar su rendimiento, eficiencia de combustible y sostenibilidad ambiental.</text:span></text:p>
      <text:p text:style-name="Text_20_body"><text:span text:style-name="T1"/></text:p>
      <text:p text:style-name="Text_20_body"><text:span text:style-name="T1">El objetivo principal de este proyecto de investigación de 3 años es llevar a cabo una exhaustiva investigación sobre el rendimiento aerodinámico de un ala de </text:span><text:span text:style-name="T2">avión</text:span><text:span text:style-name="T1">, utilizando simulaciones avanzadas de dinámica de fluidos computacional (CFD, por sus siglas en inglés). Estas simulaciones proporcionarán una comprensión detallada del flujo de aire alrededor del ala, lo que nos permitirá identificar áreas potenciales para optimización y mejora.</text:span></text:p>
      <text:p text:style-name="Text_20_body"><text:span text:style-name="T1"/></text:p>
      <text:p text:style-name="Text_20_body"><text:span text:style-name="T1">Esta investigación explorará cómo las mejoras en aerodinámica pueden impactar positivamente en el rendimiento general de</text:span><text:span text:style-name="T2">l avión</text:span><text:span text:style-name="T1">, incluyendo factores como la velocidad, estabilidad y consumo de combustible. Al obtener información sobre las características aerodinámicas intrincadas de los aviones Boeing, pretendemos proponer recomendaciones prácticas y factibles para lograr una eficiencia mejorada y sostenibilidad ambiental en la aviación.</text:span></text:p>
      <text:p text:style-name="Text_20_body"><text:span text:style-name="T1"/></text:p>
      <text:p text:style-name="Text_20_body"><text:span text:style-name="T1">Este esfuerzo de investigación se alinea con el objetivo más amplio de la industria de desarrollar aeronaves más ecológicas y tecnológicamente avanzadas. Los resultados de este estudio tienen el potencial de influir no solo en los procesos de diseño y fabricación de aviones Boeing, sino también de contribuir con información valiosa al sector de la aviación en su conjunto.</text:span></text:p>
      <text:p text:style-name="Text_20_body"><text:span text:style-name="T1"/></text:p>
      <text:p text:style-name="P2"><text:soft-page-break/>Mi principal objetivo es llevar a cabo este proyecto de estudio en colaboración con el Profesor Spencer Sherwin del <text:span text:style-name="T4">Imperial College of London</text:span>. El Imperial College es reconocido como una de las instituciones académicas más destacadas a nivel mundial, particularmente en áreas de ciencia, ingeniería y tecnología. Su reputación por la excelencia académica y la investigación innovadora lo convierte en la opción ideal para desarrollar este proyecto. Como alternativas, he considerado también la <text:span text:style-name="T4">Universi</text:span><text:span text:style-name="T5">ty of </text:span><text:span text:style-name="T4">Manchester</text:span> y la <text:span text:style-name="T5">University of</text:span><text:span text:style-name="T4"> Southampton</text:span>, aunque mi preferencia principal es el Imperial College.</text:p>
      <text:p text:style-name="P2"/>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a" style:family="paragraph" style:parent-style-name="Text_20_body">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meta:creation-date>2023-01-27T10:28:00Z</meta:creation-date>
    <dc:date>2024-02-01T09:34:49.374355034</dc:date>
    <meta:editing-cycles>15</meta:editing-cycles>
    <meta:editing-duration>PT14H39M4S</meta:editing-duration>
    <meta:document-statistic meta:table-count="0" meta:image-count="0" meta:object-count="0" meta:page-count="2" meta:paragraph-count="6" meta:word-count="355" meta:character-count="2448" meta:non-whitespace-character-count="2099"/>
    <meta:template xlink:type="simple" xlink:actuate="onRequest" xlink:title="" xlink:href="../../../Downloads/laCaixa.odt/Normal.dotm"/>
  </office:meta>
</office:document-meta>
</file>